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draw:stroke="solid" draw:stroke-dash="_32__20_Dots_20_1_20_Dash"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62cm" fo:padding-top="0.175cm" fo:padding-bottom="0.175cm" fo:padding-left="0.3cm" fo:padding-right="0.3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text-underline-style="none"/>
    </style:style>
    <style:style style:name="P5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8cm" svg:y="21.2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192cm" svg:height="1.788cm" svg:x="3.5cm" svg:y="8.1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6.422cm" svg:x2="7.596cm" svg:y2="8.102cm" draw:start-shape="id1" draw:start-glue-point="2" draw:end-shape="id2" draw:end-glue-point="0" svg:d="M7596 6422v1680" svg:viewBox="0 0 1 1681">
          <text:p/>
        </draw:connector>
        <draw:connector draw:style-name="gr5" draw:text-style-name="P3" draw:layer="layout" draw:type="line" svg:x1="7.596cm" svg:y1="3.287cm" svg:x2="7.596cm" svg:y2="4.634cm" draw:start-shape="id3" draw:start-glue-point="2" draw:end-shape="id1" draw:end-glue-point="0" svg:d="M7596 3287v1347" svg:viewBox="0 0 1 1348">
          <text:p/>
        </draw:connector>
        <draw:custom-shape draw:style-name="gr6" draw:text-style-name="P2" xml:id="id4" draw:id="id4" draw:layer="layout" svg:width="5.938cm" svg:height="1.788cm" svg:x="1.3cm" svg:y="11.6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.938cm" svg:height="1.788cm" svg:x="8.374cm" svg:y="11.6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96cm" svg:y1="9.89cm" svg:x2="4.269cm" svg:y2="11.67cm" draw:start-shape="id2" draw:start-glue-point="2" draw:end-shape="id4" draw:end-glue-point="0" svg:d="M7596 9890l-3327 1780" svg:viewBox="0 0 3328 1781">
          <text:p/>
        </draw:connector>
        <draw:connector draw:style-name="gr5" draw:text-style-name="P3" draw:layer="layout" draw:type="line" svg:x1="7.596cm" svg:y1="9.89cm" svg:x2="11.343cm" svg:y2="11.67cm" draw:start-shape="id2" draw:start-glue-point="2" draw:end-shape="id5" draw:end-glue-point="0" svg:d="M7596 9890l3747 1780" svg:viewBox="0 0 3748 1781">
          <text:p/>
        </draw:connector>
        <draw:custom-shape draw:style-name="gr6" draw:text-style-name="P2" xml:id="id6" draw:id="id6" draw:layer="layout" svg:width="5.938cm" svg:height="1.788cm" svg:x="1.3cm" svg:y="14.6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5.938cm" svg:height="1.788cm" svg:x="8.374cm" svg:y="14.6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269cm" svg:y1="13.458cm" svg:x2="4.269cm" svg:y2="14.688cm" draw:end-shape="id6" draw:end-glue-point="0" svg:d="M4269 13458v1230" svg:viewBox="0 0 1 1231">
          <text:p/>
        </draw:connector>
        <draw:connector draw:style-name="gr5" draw:text-style-name="P3" draw:layer="layout" draw:type="line" svg:x1="11.343cm" svg:y1="13.458cm" svg:x2="11.343cm" svg:y2="14.688cm" draw:end-shape="id7" draw:end-glue-point="0" svg:d="M11343 13458v1230" svg:viewBox="0 0 1 1231">
          <text:p/>
        </draw:connector>
        <draw:custom-shape draw:style-name="gr7" draw:text-style-name="P2" xml:id="id8" draw:id="id8" draw:layer="layout" svg:width="7.685cm" svg:height="1.787cm" svg:x="4.007cm" svg:y="18.0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269cm" svg:y1="16.576cm" svg:x2="7.849cm" svg:y2="18.083cm" draw:end-shape="id8" draw:end-glue-point="0" svg:d="M4269 16576l3580 1507" svg:viewBox="0 0 3581 1508">
          <text:p/>
        </draw:connector>
        <draw:connector draw:style-name="gr5" draw:text-style-name="P3" draw:layer="layout" draw:type="line" svg:x1="11.343cm" svg:y1="16.576cm" svg:x2="7.849cm" svg:y2="18.083cm" draw:end-shape="id8" draw:end-glue-point="0" svg:d="M11343 16576l-3494 1507" svg:viewBox="0 0 3495 1508">
          <text:p/>
        </draw:connector>
        <draw:connector draw:style-name="gr5" draw:text-style-name="P3" draw:layer="layout" draw:type="line" svg:x1="7.85cm" svg:y1="19.946cm" svg:x2="7.851cm" svg:y2="21.289cm" svg:d="M7850 19946l1 1343" svg:viewBox="0 0 2 1344">
          <text:p/>
        </draw:connector>
        <draw:connector draw:style-name="gr5" draw:text-style-name="P4" draw:layer="layout" draw:line-skew="8.059cm" svg:x1="11.692cm" svg:y1="18.976cm" svg:x2="11.642cm" svg:y2="5.528cm" draw:start-shape="id8" draw:start-glue-point="1" draw:end-shape="id1" draw:end-glue-point="1" svg:d="M11692 18976h8608v-13448h-8658" svg:viewBox="0 0 8659 13449">
          <text:p/>
        </draw:connector>
        <draw:connector draw:style-name="gr8" draw:text-style-name="P5" draw:layer="layout" draw:line-skew="0.92cm -0.85cm" svg:x1="4.269cm" svg:y1="11.67cm" svg:x2="3.5cm" svg:y2="8.996cm" draw:start-shape="id4" draw:start-glue-point="0" draw:end-shape="id2" draw:end-glue-point="3" svg:d="M4269 11670v30h-2169v-2704h1400" svg:viewBox="0 0 2170 2705">
          <text:p/>
        </draw:connector>
        <draw:custom-shape draw:style-name="gr9" draw:text-style-name="P2" draw:layer="layout" svg:width="5.962cm" svg:height="1.788cm" svg:x="13.578cm" svg:y="7.714cm">
          <text:p text:style-name="P1"><text:span text:style-name="T1">Jug</text:span><text:span text:style-name="T1">ado</text:span><text:span text:style-name="T1">ra </text:span><text:span text:style-name="T1">ya </text:span></text:p>
          <text:p text:style-name="P1"><text:span text:style-name="T1">adiv</text:span><text:span text:style-name="T1">inó </text:span><text:span text:style-name="T1">esa </text:span><text:span text:style-name="T1">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513cm" svg:y1="9cm" svg:x2="11.699cm" svg:y2="8.98cm">
          <text:p/>
        </draw:line>
        <draw:line draw:style-name="gr5" draw:text-style-name="P3" draw:layer="layout" svg:x1="11.724cm" svg:y1="8.298cm" svg:x2="13.538cm" svg:y2="8.278cm">
          <text:p/>
        </draw:line>
        <draw:line draw:style-name="gr5" draw:text-style-name="P5" draw:layer="layout" svg:x1="13.3cm" svg:y1="9.9cm" svg:x2="11.7cm" svg:y2="9.9cm">
          <text:p/>
        </draw:line>
        <draw:line draw:style-name="gr10" draw:text-style-name="P5" draw:layer="layout" svg:x1="13.3cm" svg:y1="9.8cm" svg:x2="13.3cm" svg:y2="11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1:03:13.041402142</dc:date>
    <dc:creator>Jaime Gutierrez</dc:creator>
    <meta:editing-duration>PT33M32S</meta:editing-duration>
    <meta:editing-cycles>9</meta:editing-cycles>
    <meta:generator>LibreOffice/6.4.2.2$Linux_X86_64 LibreOffice_project/40$Build-2</meta:generator>
    <meta:document-statistic meta:object-count="25"/>
  </office:meta>
</office:document-meta>
</file>